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weight="normal" officeooo:rsid="00040249" officeooo:paragraph-rsid="00040249" style:font-weight-asian="normal" style:font-weight-complex="normal"/>
    </style:style>
    <style:style style:name="P2" style:family="paragraph" style:parent-style-name="Standard">
      <style:paragraph-properties fo:line-height="200%"/>
      <style:text-properties fo:font-size="10pt" officeooo:rsid="00040249" officeooo:paragraph-rsid="00040249" style:font-size-asian="10pt" style:font-size-complex="10pt"/>
    </style:style>
    <style:style style:name="P3" style:family="paragraph" style:parent-style-name="Standard">
      <style:paragraph-properties fo:line-height="200%" fo:text-align="center" style:justify-single-word="false"/>
      <style:text-properties fo:font-size="10pt" officeooo:rsid="00040249" officeooo:paragraph-rsid="00040249" style:font-size-asian="10pt" style:font-size-complex="10pt"/>
    </style:style>
    <style:style style:name="P4" style:family="paragraph" style:parent-style-name="Standard">
      <style:paragraph-properties fo:line-height="200%" fo:text-align="start" style:justify-single-word="false"/>
      <style:text-properties fo:font-size="10pt" fo:font-weight="bold" officeooo:rsid="00040249" officeooo:paragraph-rsid="00040249" style:font-size-asian="10pt" style:font-weight-asian="bold" style:font-size-complex="10pt" style:font-weight-complex="bold"/>
    </style:style>
    <style:style style:name="P5" style:family="paragraph" style:parent-style-name="Standard">
      <style:paragraph-properties fo:line-height="200%" fo:text-align="start" style:justify-single-word="false"/>
      <style:text-properties fo:font-size="10pt" fo:font-weight="bold" officeooo:rsid="000cbdc4" officeooo:paragraph-rsid="000cbdc4" style:font-size-asian="10pt" style:font-weight-asian="bold" style:font-size-complex="10pt" style:font-weight-complex="bold"/>
    </style:style>
    <style:style style:name="P6" style:family="paragraph" style:parent-style-name="Standard">
      <style:paragraph-properties fo:line-height="200%" fo:text-align="start" style:justify-single-word="false"/>
      <style:text-properties fo:font-size="10pt" fo:font-weight="normal" officeooo:rsid="00040249" officeooo:paragraph-rsid="00040249" style:font-size-asian="10pt" style:font-weight-asian="normal" style:font-size-complex="10pt" style:font-weight-complex="normal"/>
    </style:style>
    <style:style style:name="P7" style:family="paragraph" style:parent-style-name="Standard">
      <style:paragraph-properties fo:line-height="200%" fo:text-align="start" style:justify-single-word="false"/>
      <style:text-properties fo:font-size="10pt" fo:font-weight="normal" officeooo:rsid="0009e8b5" officeooo:paragraph-rsid="0009e8b5" style:font-size-asian="10pt" style:font-weight-asian="normal" style:font-size-complex="10pt" style:font-weight-complex="normal"/>
    </style:style>
    <style:style style:name="P8" style:family="paragraph" style:parent-style-name="Standard">
      <style:paragraph-properties fo:line-height="200%" fo:text-align="start" style:justify-single-word="false"/>
      <style:text-properties fo:font-size="10pt" fo:font-weight="normal" officeooo:rsid="000d18f8" officeooo:paragraph-rsid="000d18f8" style:font-size-asian="10pt" style:font-weight-asian="normal" style:font-size-complex="10pt" style:font-weight-complex="normal"/>
    </style:style>
    <style:style style:name="P9" style:family="paragraph" style:parent-style-name="Standard">
      <style:paragraph-properties fo:line-height="200%" fo:text-align="start" style:justify-single-word="false"/>
      <style:text-properties fo:font-size="10pt" fo:font-style="normal" fo:font-weight="bold" officeooo:rsid="0010ac58" officeooo:paragraph-rsid="0010ac58" style:font-size-asian="10pt" style:font-style-asian="normal" style:font-weight-asian="bold" style:font-size-complex="10pt" style:font-style-complex="normal" style:font-weight-complex="bold"/>
    </style:style>
    <style:style style:name="P10" style:family="paragraph" style:parent-style-name="Standard">
      <style:paragraph-properties fo:line-height="200%" fo:text-align="start" style:justify-single-word="false"/>
      <style:text-properties fo:font-size="10pt" fo:font-style="normal" fo:font-weight="bold" officeooo:rsid="00163eb5" officeooo:paragraph-rsid="00163eb5" style:font-size-asian="10pt" style:font-style-asian="normal" style:font-weight-asian="bold" style:font-size-complex="10pt" style:font-style-complex="normal" style:font-weight-complex="bold"/>
    </style:style>
    <style:style style:name="P11" style:family="paragraph" style:parent-style-name="Standard">
      <style:paragraph-properties fo:line-height="200%" fo:text-align="start" style:justify-single-word="false"/>
      <style:text-properties fo:font-size="10pt" fo:font-style="normal" fo:font-weight="normal" officeooo:rsid="0011c3b0" officeooo:paragraph-rsid="0014f52c" style:font-size-asian="10pt" style:font-style-asian="normal" style:font-weight-asian="normal" style:font-size-complex="10pt" style:font-style-complex="normal" style:font-weight-complex="normal"/>
    </style:style>
    <style:style style:name="P12" style:family="paragraph" style:parent-style-name="Standard">
      <style:paragraph-properties fo:line-height="100%" fo:text-align="start" style:justify-single-word="false"/>
      <style:text-properties fo:font-size="10pt" fo:font-style="normal" fo:font-weight="normal" officeooo:rsid="00163eb5" officeooo:paragraph-rsid="00163eb5" style:font-size-asian="10pt" style:font-style-asian="normal" style:font-weight-asian="normal" style:font-size-complex="10pt" style:font-style-complex="normal" style:font-weight-complex="normal"/>
    </style:style>
    <style:style style:name="P13" style:family="paragraph" style:parent-style-name="Standard">
      <style:paragraph-properties fo:line-height="200%" fo:text-align="start" style:justify-single-word="false"/>
      <style:text-properties fo:font-size="10pt" fo:font-style="normal" fo:font-weight="normal" officeooo:rsid="0018f5b2" officeooo:paragraph-rsid="0018f5b2" style:font-size-asian="10pt" style:font-style-asian="normal" style:font-weight-asian="normal" style:font-size-complex="10pt" style:font-style-complex="normal" style:font-weight-complex="normal"/>
    </style:style>
    <style:style style:name="P14" style:family="paragraph" style:parent-style-name="Standard">
      <style:paragraph-properties fo:line-height="200%" fo:text-align="start" style:justify-single-word="false"/>
      <style:text-properties fo:font-size="10pt" fo:font-style="normal" fo:font-weight="normal" officeooo:rsid="001ab73c" officeooo:paragraph-rsid="00358c39" style:font-size-asian="10pt" style:font-style-asian="normal" style:font-weight-asian="normal" style:font-size-complex="10pt" style:font-style-complex="normal" style:font-weight-complex="normal"/>
    </style:style>
    <style:style style:name="T1" style:family="text">
      <style:text-properties officeooo:rsid="0004c02e"/>
    </style:style>
    <style:style style:name="T2" style:family="text">
      <style:text-properties officeooo:rsid="000b8ec8"/>
    </style:style>
    <style:style style:name="T3" style:family="text">
      <style:text-properties officeooo:rsid="000eb4ba"/>
    </style:style>
    <style:style style:name="T4" style:family="text">
      <style:text-properties fo:font-size="10pt" style:font-size-asian="10pt" style:font-size-complex="10pt"/>
    </style:style>
    <style:style style:name="T5" style:family="text">
      <style:text-properties officeooo:rsid="001fea58"/>
    </style:style>
    <style:style style:name="T6" style:family="text">
      <style:text-properties officeooo:rsid="002cdb94"/>
    </style:style>
    <style:style style:name="T7" style:family="text">
      <style:text-properties officeooo:rsid="002ffb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ob Stahl</text:p>
      <text:p text:style-name="P2">Data Mining</text:p>
      <text:p text:style-name="P2">Project 2</text:p>
      <text:p text:style-name="P2"/>
      <text:p text:style-name="P3">Fake Job Posting Classifier</text:p>
      <text:p text:style-name="P4"/>
      <text:p text:style-name="P1"><text:span text:style-name="T4">Data set : </text:span><text:a xlink:type="simple" xlink:href="https://www.kaggle.com/shivamb/real-or-fake-fake-jobposting-prediction" text:style-name="Internet_20_link" text:visited-style-name="Visited_20_Internet_20_Link"><text:span text:style-name="T4">https://www.kaggle.com/shivamb/real-or-fake-fake-jobposting-prediction</text:span></text:a></text:p>
      <text:p text:style-name="P6">Source <text:s/>: http://emscad.samos.aegean.gr/</text:p>
      <text:p text:style-name="P6"/>
      <text:p text:style-name="P6">This data set contains 17,880 online job postings flagged as real or fraudulent. 17,014 are real and 866 of them are fraudulent. <text:span text:style-name="T1">Each item contains raw text for the company profile, job description, requirements and benefits. There are also binary and nominal attributes that contain information like the job function, industry, and whether or not the job is telecommuting.</text:span></text:p>
      <text:p text:style-name="P7">During the cleaning phase, many of the attributes had to be removed because they had to many null values. Others <text:span text:style-name="T2">had to be removed because they had to many categories and were not standardized, like location and job title. I decided to remove all attributes that were not raw text, and combine all of the raw text for each item into a single string. These strings were then turned into a vocabulary vector that counted the occurrences of each word in the strings.</text:span></text:p>
      <text:p text:style-name="P7"/>
      <text:p text:style-name="P5">Setup Phase</text:p>
      <text:p text:style-name="P5"/>
      <text:p text:style-name="P8">This data set is very unbalanced because for every fraudulent entry, there are about 19 real ones. To re-balance it, <text:span text:style-name="T3">I randomly under-sampled the real entries to match the number of fake ones. After re-balancing, I used 4 fold cross validation.</text:span></text:p>
      <text:p text:style-name="P8"/>
      <text:p text:style-name="P9">Modeling Phase</text:p>
      <text:p text:style-name="P9"/>
      <text:p text:style-name="P11">I decided to use a <text:span text:style-name="T6">m</text:span>ultinomial <text:span text:style-name="T7">N</text:span>aive Bayes <text:span text:style-name="T6">c</text:span>lassifier, <text:span text:style-name="T6">and a Decision Tree for my models. Naive Bayes classifiers perform well for detecting spam emails and text messages because they pick up on the probability of certain words being linked to spam, like “won free Nigerian Viagra”. I used a Decision Tree so I had something other than a baseline to gauge the </text:span><text:soft-page-break/><text:span text:style-name="T6">performance of the Naive Bayes classifier. The dummy model I used to measure the baseline performance picks the most common target it sees in the training set, on the test set it scores very close to 50 percent. When training the models, I used an 70 / 30 split for the training set and the test set.</text:span></text:p>
      <text:p text:style-name="P11"/>
      <text:p text:style-name="P10">Evaluation Phase</text:p>
      <text:p text:style-name="P13">code outputs :</text:p>
      <text:p text:style-name="P12">cross validation using naive bayes</text:p>
      <text:p text:style-name="P12">cross validation average accuracy <text:s text:c="2"/>: <text:s/>0.8915</text:p>
      <text:p text:style-name="P12">cross validation standard deviation : <text:s/>0.014</text:p>
      <text:p text:style-name="P12">training…</text:p>
      <text:p text:style-name="P12"/>
      <text:p text:style-name="P12">Dummy</text:p>
      <text:p text:style-name="P12">baseline accuracy <text:s text:c="18"/>: <text:s/>0.4885</text:p>
      <text:p text:style-name="P12"/>
      <text:p text:style-name="P12">Naive Bayes</text:p>
      <text:p text:style-name="P12">model accuracy <text:s text:c="21"/>: <text:s/>0.9192</text:p>
      <text:p text:style-name="P12">confusion matrix (real = 0, fraud = 1): </text:p>
      <text:p text:style-name="P12">[[240 <text:s/>26]</text:p>
      <text:p text:style-name="P12"><text:s/>[ 16 238]]</text:p>
      <text:p text:style-name="P12">metrics : </text:p>
      <text:p text:style-name="P12"><text:s text:c="3"/>false positive rate: <text:s/>0.0977</text:p>
      <text:p text:style-name="P12"><text:s text:c="3"/>false negative rate: <text:s/>0.063</text:p>
      <text:p text:style-name="P12"/>
      <text:p text:style-name="P12">Decision Tree</text:p>
      <text:p text:style-name="P12">model accuracy <text:s text:c="21"/>: <text:s/>0.8173</text:p>
      <text:p text:style-name="P12">confusion matrix (real = 0, fraud = 1): </text:p>
      <text:p text:style-name="P12">[[209 <text:s/>57]</text:p>
      <text:p text:style-name="P12"><text:s/>[ 38 216]]</text:p>
      <text:p text:style-name="P12">metrics : </text:p>
      <text:p text:style-name="P12"><text:s text:c="3"/>false positive rate: <text:s/>0.2143</text:p>
      <text:p text:style-name="P12"><text:s text:c="3"/>false negative rate: <text:s/>0.1496</text:p>
      <text:p text:style-name="P12"/>
      <text:p text:style-name="P12"/>
      <text:p text:style-name="P14">These results were obtained with a Numpy random seed of 1. My results vary slightly with different seeds. <text:span text:style-name="T5">At first glace, the text in the fraudulent job postings doesn’t look different than the text in the real ones the way spam emails would. The Naive Bayes classifier is the best model according to every metric, and performs remarkably well at 91.92% accuracy, which is much better than I was expecting. <text:s/>Both models are inclined towards false positives to a similar degree, which would be a good thing if one of them went into production on a real website. If a job posting is incorrectly flagged as fraudulent that flag can always be appealed by the company that posted it, but fraudulent postings that slip by the model could damage the website’s reputation and cost mon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4:32:27.167554198</meta:creation-date>
    <dc:date>2020-04-30T21:18:42.743818279</dc:date>
    <meta:editing-duration>PT2H32M46S</meta:editing-duration>
    <meta:editing-cycles>50</meta:editing-cycles>
    <meta:generator>LibreOffice/6.0.7.3$Linux_X86_64 LibreOffice_project/00m0$Build-3</meta:generator>
    <meta:document-statistic meta:table-count="0" meta:image-count="0" meta:object-count="0" meta:page-count="2" meta:paragraph-count="37" meta:word-count="545" meta:character-count="3314" meta:non-whitespace-character-count="2713"/>
  </office:meta>
</office:document-meta>
</file>